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30d46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14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5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7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18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0" style:family="paragraph" style:parent-style-name="Standard">
      <style:paragraph-properties fo:margin-left="0.635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1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26" style:family="paragraph" style:parent-style-name="Standard">
      <style:text-properties fo:font-size="14pt" style:font-size-asian="14pt" style:font-size-complex="14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2332cd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32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33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34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3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5a1dca" style:font-size-asian="12pt" style:font-size-complex="12pt"/>
    </style:style>
    <style:style style:name="P3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5ae85c" style:font-size-asian="12pt" style:font-size-complex="12pt"/>
    </style:style>
    <style:style style:name="P3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5beade" style:font-size-asian="12pt" style:font-size-complex="12pt"/>
    </style:style>
    <style:style style:name="P38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39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4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5e65f9" style:font-size-asian="12pt" style:font-size-complex="12pt"/>
    </style:style>
    <style:style style:name="P41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014ab" style:font-size-asian="12pt" style:font-size-complex="12pt"/>
    </style:style>
    <style:style style:name="P42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43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44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45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46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47" style:family="paragraph" style:parent-style-name="Standard" style:list-style-name="L14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49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5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5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52" style:family="paragraph" style:parent-style-name="Standard">
      <style:paragraph-properties fo:margin-left="2.54cm" fo:margin-right="0cm" fo:text-indent="-0.635cm" style:auto-text-indent="false"/>
      <style:text-properties fo:font-size="12pt" officeooo:paragraph-rsid="00317687" style:font-size-asian="12pt" style:font-size-complex="12pt"/>
    </style:style>
    <style:style style:name="P53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54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55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56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57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60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61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62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63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64" style:family="paragraph" style:parent-style-name="Standard" style:list-style-name="L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65" style:family="paragraph" style:parent-style-name="Standard" style:list-style-name="L3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66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67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68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69" style:family="paragraph" style:parent-style-name="Standard" style:list-style-name="L1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70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71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72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73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74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75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76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78" style:family="paragraph" style:parent-style-name="Standard">
      <style:paragraph-properties fo:margin-left="0cm" fo:margin-right="0cm" fo:text-indent="0cm" style:auto-text-indent="false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82" style:family="paragraph">
      <loext:graphic-properties draw:fill-color="#ffffff"/>
    </style:style>
    <style:style style:name="P83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37cf66" style:font-size-asian="12pt" style:font-weight-asian="bold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b0bd3"/>
    </style:style>
    <style:style style:name="T11" style:family="text">
      <style:text-properties officeooo:rsid="00317687"/>
    </style:style>
    <style:style style:name="T12" style:family="text">
      <style:text-properties officeooo:rsid="003223dc"/>
    </style:style>
    <style:style style:name="T13" style:family="text">
      <style:text-properties officeooo:rsid="003229dc"/>
    </style:style>
    <style:style style:name="T14" style:family="text">
      <style:text-properties officeooo:rsid="00370c2c"/>
    </style:style>
    <style:style style:name="T15" style:family="text">
      <style:text-properties officeooo:rsid="0038a974"/>
    </style:style>
    <style:style style:name="T16" style:family="text">
      <style:text-properties officeooo:rsid="004a8bcd"/>
    </style:style>
    <style:style style:name="T17" style:family="text">
      <style:text-properties officeooo:rsid="0052e3ee"/>
    </style:style>
    <style:style style:name="T18" style:family="text">
      <style:text-properties officeooo:rsid="0057ca6a"/>
    </style:style>
    <style:style style:name="T19" style:family="text">
      <style:text-properties officeooo:rsid="005a1dca"/>
    </style:style>
    <style:style style:name="T20" style:family="text">
      <style:text-properties officeooo:rsid="005ae85c"/>
    </style:style>
    <style:style style:name="T21" style:family="text">
      <style:text-properties officeooo:rsid="005beade"/>
    </style:style>
    <style:style style:name="T22" style:family="text">
      <style:text-properties officeooo:rsid="005d6c49"/>
    </style:style>
    <style:style style:name="T23" style:family="text">
      <style:text-properties officeooo:rsid="005dc786"/>
    </style:style>
    <style:style style:name="T24" style:family="text">
      <style:text-properties officeooo:rsid="006014ab"/>
    </style:style>
    <style:style style:name="T25" style:family="text">
      <style:text-properties officeooo:rsid="00604d9c"/>
    </style:style>
    <style:style style:name="T26" style:family="text">
      <style:text-properties officeooo:rsid="00617e79"/>
    </style:style>
    <style:style style:name="T27" style:family="text">
      <style:text-properties officeooo:rsid="00621a74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C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.</text:p>
      <text:p text:style-name="P1">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aluguel do veículo desejado. </text:p>
      <text:p text:style-name="P1"><text:s/></text:p>
      <text:p text:style-name="P1"/>
      <text:p text:style-name="P26">Requisitos <text:s/>não funcionais: </text:p>
      <text:p text:style-name="P1"><text:s/></text:p>
      <text:p text:style-name="P1"><text:span text:style-name="T8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8">R2.</text:span> O sistema deve ser usado nos computadores das agências. </text:p>
      <text:p text:style-name="P1"/>
      <text:p text:style-name="P1"><text:span text:style-name="T8"><text:s/>R3. </text:span>O sistema deve implementar medidas de privacidade de dados de acordo com a LGPD (Lei geral de proteção de dados). </text:p>
      <text:p text:style-name="P1"/>
      <text:p text:style-name="P1"><text:span text:style-name="T8">R4.</text:span> O sistema deve ter um tempo médio de 1 semana entre falhas.</text:p>
      <text:p text:style-name="P1"/>
      <text:p text:style-name="P1"><text:span text:style-name="T8">R5. </text:span>O sistema não deve levar mais do que 5 minutos para a recuperação de falhas.</text:p>
      <text:p text:style-name="P1"/>
      <text:p text:style-name="P1"><text:span text:style-name="T8">R6. </text:span>O sistema deve levar menos de 10 segundos para realizar uma consulta dos dados.</text:p>
      <text:p text:style-name="P1"/>
      <text:p text:style-name="P1"><text:span text:style-name="T8">R7. </text:span>O sistema deve levar menos de 3 segundos para realizar um cadastro.</text:p>
      <text:p text:style-name="P2"/>
      <text:p text:style-name="P2"><text:span text:style-name="T8">R8. </text:span>O sistema deve funcionar nos sistemas operacionais Windows, Linux e MacOS.</text:p>
      <text:p text:style-name="P2"/>
      <text:p text:style-name="P2"><text:span text:style-name="T8">R9. </text:span>O sistema só pode ser acessado por funcionários da agência, utilizando as credenciais necessárias.</text:p>
      <text:p text:style-name="P2"/>
      <text:p text:style-name="P1"><text:span text:style-name="T8">R10. </text:span>Os usuários devem ser capazes de usar o sistema após 3 horas de treinamento.</text:p>
      <text:p text:style-name="P1"/>
      <text:p text:style-name="P1"><text:span text:style-name="T8">R11. </text:span>Usuários experientes devem cometer até 5 erros por hora de uso do sistema.</text:p>
      <text:p text:style-name="P1"/>
      <text:p text:style-name="P1"/>
      <text:p text:style-name="P26">Requisitos funcionais </text:p>
      <text:p text:style-name="P1"/>
      <text:p text:style-name="P2"><text:span text:style-name="T8">R1. </text:span>O sistema deve controlar a contratação de viagens.</text:p>
      <text:p text:style-name="P2"/>
      <text:p text:style-name="P2"><text:span text:style-name="T8">R2. </text:span>O sistema deve controlar a contratação de pacotes de viagens.</text:p>
      <text:p text:style-name="P2"/>
      <text:p text:style-name="P2"><text:span text:style-name="T8">R3. </text:span>O sistema deve permitir o cadastro de clientes. </text:p>
      <text:p text:style-name="P2"/>
      <text:p text:style-name="P2"><text:span text:style-name="T8">R4. </text:span>O sistema deve permitir o cadastro de hotéis.</text:p>
      <text:p text:style-name="P2"><text:soft-page-break/></text:p>
      <text:p text:style-name="P2"><text:span text:style-name="T8">R5. </text:span>O sistema deve permitir o cadastro de destinos turísticos.</text:p>
      <text:p text:style-name="P2"/>
      <text:p text:style-name="P2"><text:span text:style-name="T8">R6. </text:span>O sistema deve permitir o cadastro de companhias aéreas.</text:p>
      <text:p text:style-name="P2"/>
      <text:p text:style-name="P2"><text:span text:style-name="T8">R7. </text:span>O sistema deve registrar as viagens feitas.</text:p>
      <text:p text:style-name="P2"/>
      <text:p text:style-name="P2"><text:span text:style-name="T8">R8. </text:span>O sistema deve registrar os valores recebidos de cada cliente.</text:p>
      <text:p text:style-name="P2"/>
      <text:p text:style-name="P2"><text:span text:style-name="T8">R9. </text:span>O sistema deve ter o controle de todos os funcionários da agência.</text:p>
      <text:p text:style-name="P2"/>
      <text:p text:style-name="P2"><text:span text:style-name="T8">R10.</text:span> O sistema deve controlar a quantidade de vendas feitas por cada vendedor.</text:p>
      <text:p text:style-name="P2"/>
      <text:p text:style-name="P2"><text:span text:style-name="T8">R11. </text:span>O sistema deve permitir que os funcionários consultem a disponibilidade de quartos em hotéis para as datas desejadas pelos clientes.</text:p>
      <text:p text:style-name="P2"/>
      <text:p text:style-name="P2"><text:span text:style-name="T8">R12. </text:span>O sistema deve calcular automaticamente o valor total de uma viagem com base nos serviços selecionados pelos clientes, incluindo hospedagem, transporte e passeios turísticos.</text:p>
      <text:p text:style-name="P2"/>
      <text:p text:style-name="P2"><text:span text:style-name="T8">R13. </text:span>O sistema deve gerar faturas ou recibos para os clientes após a confirmação da compra de serviços de viagem.</text:p>
      <text:p text:style-name="P2"/>
      <text:p text:style-name="P2"><text:span text:style-name="T8">R14. </text:span>O sistema deve enviar notificações por e-mail aos clientes com os detalhes de sua viagem, incluindo informações sobre reservas de hotéis, passagens aéreas e passeios.</text:p>
      <text:p text:style-name="P2"/>
      <text:p text:style-name="P2"><text:span text:style-name="T8">R15. </text:span>O sistema deve permitir que os funcionários consultem informações sobre empresas de transporte terrestre, como horários de ônibus, disponibilidade de assentos e preços de passagens.</text:p>
      <text:p text:style-name="P2"/>
      <text:p text:style-name="P2"><text:span text:style-name="T8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8">R17. </text:span>O sistema deve permitir que os vendedores façam reservas de quartos de hotel em nome dos clientes, incluindo a seleção de quartos específicos, se disponível.</text:p>
      <text:p text:style-name="P2"/>
      <text:p text:style-name="P2"><text:span text:style-name="T8">R18.</text:span> <text:span text:style-name="T9">O sistema deve rastrear as preferências dos clientes, como tipos de quartos de hotel preferidos, companhias aéreas favoritas, etc., para personalizar ofertas futuras.</text:span></text:p>
      <text:p text:style-name="P11"/>
      <text:p text:style-name="P2"><text:span text:style-name="T8">R19. </text:span>O sistema deve gerar relatórios de desempenho de vendas, incluindo o número de viagens vendidas, receitas geradas e comissões a serem pagas aos vendedores.</text:p>
      <text:p text:style-name="P2"/>
      <text:p text:style-name="P2"><text:span text:style-name="T8">R20. </text:span>O sistema deve permitir que os funcionários agendem e registrem passeios turísticos para os clientes, incluindo detalhes sobre datas, horários e locais de visitação.</text:p>
      <text:p text:style-name="P2"/>
      <text:p text:style-name="P25"><text:soft-page-break/>Modelo de casos de uso</text:p>
      <text:p text:style-name="P2"/>
      <text:p text:style-name="P2">Regras de negócio</text:p>
      <text:p text:style-name="P2"/>
      <text:p text:style-name="P11">Aluguel nacional de carro (RN00)</text:p>
      <text:p text:style-name="P2">Um cliente só pode alugar o carro se possuir carteira de habilitação válida.</text:p>
      <text:p text:style-name="P2"/>
      <text:p text:style-name="P11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2"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2">Cadastro de cliente (RN03)</text:p>
      <text:p text:style-name="P1">Um cliente só pode ser cadastrado por um funcionário do setor de vendas da agência de turismo.</text:p>
      <text:p text:style-name="P1"/>
      <text:p text:style-name="P11">Compra de pacote (RN04)</text:p>
      <text:p text:style-name="P2">A compra de um pacote só pode ser realizada por um funcionário do setor de vendas da agência de turismo.</text:p>
      <text:p text:style-name="P2"/>
      <text:p text:style-name="P11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1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1">Comissão de vendedores (RN07)</text:p>
      <text:p text:style-name="P2">Um vendedor receberá de comissão 10% do valor do pacote contratado.</text:p>
      <text:p text:style-name="P2"/>
      <text:p text:style-name="P11">Cancelamento de viagem (RN08)</text:p>
      <text:p text:style-name="P2">O cancelamento de uma viagem só pode ser realizado por um funcionário do setor de vendas da agência de turismo.</text:p>
      <text:p text:style-name="P2"/>
      <text:p text:style-name="P11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1">Compra de múltiplos pacotes (RN10)</text:p>
      <text:p text:style-name="P2">Um cliente só pode comprar múltiplos pacotes caso não haja conflitos de datas.</text:p>
      <text:p text:style-name="P2"/>
      <text:p text:style-name="P11">Convênio com companhia aérea (RN11)</text:p>
      <text:p text:style-name="P2">Uma companhia aérea só poderá ser conveniada se seguir as normas da agência <text:soft-page-break/>reguladora dos países em que a agência de turismo opera.</text:p>
      <text:p text:style-name="P2"/>
      <text:p text:style-name="P11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1">Comprovação de renda (RN13)</text:p>
      <text:p text:style-name="P2">Para contratar qualquer serviço da agência, o cliente deve apresentar comprovação de renda.</text:p>
      <text:p text:style-name="P2"/>
      <text:p text:style-name="P11">Cadastro de novo destino (RN14)</text:p>
      <text:p text:style-name="P2">Um novo destino de viagem só pode ser cadastrado pelo gerente da agência filial com autorização da Diretoria Operacional da empresa de turismo.</text:p>
      <text:p text:style-name="P2"/>
      <text:p text:style-name="P11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1">Destino inválido (RN16)</text:p>
      <text:p text:style-name="P2">Só é possível comprar pacotes com destinos contemplados pela agência de turismo.</text:p>
      <text:p text:style-name="P2"/>
      <text:p text:style-name="P2"/>
      <text:p text:style-name="P25">Documentação do MCU</text:p>
      <text:p text:style-name="P2">Atores: </text:p>
      <text:list xml:id="list1687031778" text:style-name="WWNum10">
        <text:list-item>
          <text:p text:style-name="P33">Vendedor</text:p>
        </text:list-item>
        <text:list-item>
          <text:p text:style-name="P33">Gerente de vendas</text:p>
        </text:list-item>
        <text:list-item>
          <text:p text:style-name="P33">Departamento de Recursos Humanos (DRH)</text:p>
        </text:list-item>
        <text:list-item>
          <text:p text:style-name="P33">Departamento Financeiro </text:p>
        </text:list-item>
        <text:list-item>
          <text:p text:style-name="P33">Diretoria Operacional</text:p>
        </text:list-item>
        <text:list-item>
          <text:p text:style-name="P33">Sistema de hotel</text:p>
        </text:list-item>
        <text:list-item>
          <text:p text:style-name="P33">Sistema de companhia aérea</text:p>
        </text:list-item>
        <text:list-item>
          <text:p text:style-name="P33">Sistema de empresa de cruzeiro</text:p>
        </text:list-item>
        <text:list-item>
          <text:p text:style-name="P33">Sistema de empresa de traslado</text:p>
        </text:list-item>
        <text:list-item>
          <text:p text:style-name="P33">Sistema de empresa de transporte ferroviário</text:p>
        </text:list-item>
        <text:list-item>
          <text:p text:style-name="P33">Sistema de empresa de ônibus</text:p>
        </text:list-item>
        <text:list-item>
          <text:p text:style-name="P50">Sistema de empresa de passeio</text:p>
        </text:list-item>
        <text:list-item>
          <text:p text:style-name="P49">Sistema de aluguel de carro</text:p>
        </text:list-item>
        <text:list-item>
          <text:p text:style-name="P51">Tempo</text:p>
        </text:list-item>
      </text:list>
      <text:p text:style-name="P2"/>
      <text:p text:style-name="P2">Casos de uso:</text:p>
      <text:list xml:id="list4201135562" text:style-name="WWNum4">
        <text:list-item>
          <text:p text:style-name="P34">Gerenciamento de vendas</text:p>
          <text:list>
            <text:list-item>
              <text:p text:style-name="P35">Comprar pacote (CSU00)</text:p>
            </text:list-item>
            <text:list-item>
              <text:p text:style-name="P35">Cancelar pacote (CSU0<text:span text:style-name="T20">1</text:span>)</text:p>
            </text:list-item>
            <text:list-item>
              <text:p text:style-name="P35">Consultar viagem (CSU<text:span text:style-name="T21">02</text:span>)</text:p>
            </text:list-item>
            <text:list-item>
              <text:p text:style-name="P35">Cadastrar cliente (CSU0<text:span text:style-name="T21">3</text:span>)</text:p>
            </text:list-item>
            <text:list-item>
              <text:p text:style-name="P35">Remover cliente (CSU0<text:span text:style-name="T21">4</text:span>)</text:p>
            </text:list-item>
            <text:list-item>
              <text:p text:style-name="P35">Consultar cliente (CSU0<text:span text:style-name="T21">5</text:span>)</text:p>
            </text:list-item>
            <text:list-item>
              <text:p text:style-name="P35"><text:soft-page-break/>Agendar passeio turístico (CSU0<text:span text:style-name="T21">6</text:span>)</text:p>
            </text:list-item>
            <text:list-item>
              <text:p text:style-name="P35"><text:span text:style-name="T16">Cancelar</text:span> passeio turístico (CSU0<text:span text:style-name="T21">7</text:span>)</text:p>
            </text:list-item>
            <text:list-item>
              <text:p text:style-name="P35">Consultar passeio turístico (CSU<text:span text:style-name="T21">0</text:span><text:span text:style-name="T23">8</text:span>)</text:p>
            </text:list-item>
            <text:list-item>
              <text:p text:style-name="P35">Fazer reserva de hotel (CSU<text:span text:style-name="T23">09</text:span>)</text:p>
            </text:list-item>
            <text:list-item>
              <text:p text:style-name="P37"><text:span text:style-name="T16">Cancelar</text:span> reserva de hotel (CSU<text:span text:style-name="T21">1</text:span><text:span text:style-name="T23">0</text:span>)</text:p>
            </text:list-item>
            <text:list-item>
              <text:p text:style-name="P35">Consultar reserva <text:span text:style-name="T19">de </text:span>hotel (CSU1<text:span text:style-name="T23">1</text:span>)</text:p>
            </text:list-item>
            <text:list-item>
              <text:p text:style-name="P35">Consultar hotel (CSU1<text:span text:style-name="T23">2</text:span>)</text:p>
            </text:list-item>
            <text:list-item>
              <text:p text:style-name="P35">Comprar passagem aérea (CSU1<text:span text:style-name="T23">3</text:span>)</text:p>
            </text:list-item>
            <text:list-item>
              <text:p text:style-name="P35">Cancelar passagem aérea (CSU1<text:span text:style-name="T23">4</text:span>)</text:p>
            </text:list-item>
            <text:list-item>
              <text:p text:style-name="P35">Consultar passagem aérea (CSU1<text:span text:style-name="T23">5</text:span>)</text:p>
            </text:list-item>
            <text:list-item>
              <text:p text:style-name="P35">Comprar passagem de trem (CSU1<text:span text:style-name="T23">6</text:span>)</text:p>
            </text:list-item>
            <text:list-item>
              <text:p text:style-name="P35">Cancelar passagem de trem (CSU1<text:span text:style-name="T23">7</text:span>)</text:p>
            </text:list-item>
            <text:list-item>
              <text:p text:style-name="P35">Consultar passagem de trem (CSU<text:span text:style-name="T23">18</text:span>)</text:p>
            </text:list-item>
            <text:list-item>
              <text:p text:style-name="P35">Comprar passagem de ônibus (CSU<text:span text:style-name="T23">19</text:span>)</text:p>
            </text:list-item>
            <text:list-item>
              <text:p text:style-name="P35">Cancelar passagem de ônibus (CSU<text:span text:style-name="T23">20</text:span>)</text:p>
            </text:list-item>
            <text:list-item>
              <text:p text:style-name="P35">Consultar passagem de ônibus (CSU<text:span text:style-name="T21">2</text:span><text:span text:style-name="T23">1</text:span>)</text:p>
            </text:list-item>
            <text:list-item>
              <text:p text:style-name="P35">Comprar passagem de <text:span text:style-name="T17">cruzeiro</text:span> (CSU<text:span text:style-name="T21">2</text:span><text:span text:style-name="T23">2</text:span>)</text:p>
            </text:list-item>
            <text:list-item>
              <text:p text:style-name="P35">Cancelar passagem de <text:span text:style-name="T17">cruzeiro</text:span> (CSU<text:span text:style-name="T21">2</text:span><text:span text:style-name="T23">3</text:span>)</text:p>
            </text:list-item>
            <text:list-item>
              <text:p text:style-name="P35">Consultar passagem de <text:span text:style-name="T17">cruzeiro</text:span> (CSU<text:span text:style-name="T21">2</text:span><text:span text:style-name="T23">4</text:span>)</text:p>
            </text:list-item>
            <text:list-item>
              <text:p text:style-name="P35"><text:span text:style-name="T18">Contratar traslado</text:span> (CSU<text:span text:style-name="T21">2</text:span><text:span text:style-name="T23">5</text:span>)</text:p>
            </text:list-item>
            <text:list-item>
              <text:p text:style-name="P35">Cancelar <text:span text:style-name="T18">traslado</text:span> (CSU<text:span text:style-name="T21">2</text:span><text:span text:style-name="T23">6</text:span>)</text:p>
            </text:list-item>
            <text:list-item>
              <text:p text:style-name="P35">Consultar <text:span text:style-name="T18">traslado</text:span> (CSU<text:span text:style-name="T21">2</text:span><text:span text:style-name="T23">7</text:span>)</text:p>
            </text:list-item>
            <text:list-item>
              <text:p text:style-name="P35">Gerar relatório de vendas (CSU<text:span text:style-name="T23">28</text:span>)</text:p>
            </text:list-item>
            <text:list-item>
              <text:p text:style-name="P35">Gerar relatório de viagem (CSU<text:span text:style-name="T23">29</text:span>)</text:p>
            </text:list-item>
            <text:list-item>
              <text:p text:style-name="P36">Gerar relatório de vendedores (CSU<text:span text:style-name="T21">3</text:span><text:span text:style-name="T23">0</text:span>)</text:p>
            </text:list-item>
            <text:list-item>
              <text:p text:style-name="P36">Alugar carro (CSU<text:span text:style-name="T21">3</text:span><text:span text:style-name="T23">1</text:span>)</text:p>
            </text:list-item>
            <text:list-item>
              <text:p text:style-name="P35">Enviar notificação ao cliente (CSU<text:span text:style-name="T21">3</text:span><text:span text:style-name="T23">2</text:span>)</text:p>
            </text:list-item>
          </text:list>
        </text:list-item>
      </text:list>
      <text:p text:style-name="P52"/>
      <text:list xml:id="list2622656389" text:style-name="WWNum1">
        <text:list-item>
          <text:p text:style-name="P38">Gerenciamento financeiro</text:p>
          <text:list>
            <text:list-item>
              <text:p text:style-name="P39">Consultar quantidade de vendas por período de tempo (CSU<text:span text:style-name="T22">3</text:span><text:span text:style-name="T24">3</text:span>)</text:p>
            </text:list-item>
            <text:list-item>
              <text:p text:style-name="P39">Consultar funcionários (CSU<text:span text:style-name="T22">3</text:span><text:span text:style-name="T24">4</text:span>)</text:p>
            </text:list-item>
            <text:list-item>
              <text:p text:style-name="P39">Consultar contratos (CSU<text:span text:style-name="T22">3</text:span><text:span text:style-name="T24">5</text:span>)</text:p>
            </text:list-item>
            <text:list-item>
              <text:p text:style-name="P40">Consultar gastos (CSU<text:span text:style-name="T11">3</text:span><text:span text:style-name="T24">6</text:span>)</text:p>
            </text:list-item>
            <text:list-item>
              <text:p text:style-name="P40">Gerar relatórios financeiros (CSU<text:span text:style-name="T22">3</text:span><text:span text:style-name="T24">7</text:span>)</text:p>
            </text:list-item>
            <text:list-item>
              <text:p text:style-name="P40">Gerar fatura (CSU<text:span text:style-name="T22">3</text:span><text:span text:style-name="T24">8</text:span>)</text:p>
            </text:list-item>
            <text:list-item>
              <text:p text:style-name="P41">Enviar fatura ao cliente (CSU<text:span text:style-name="T24">39</text:span>)</text:p>
            </text:list-item>
            <text:list-item>
              <text:p text:style-name="P41">Registrar orçamento (CSU<text:span text:style-name="T24">40</text:span>)</text:p>
            </text:list-item>
          </text:list>
        </text:list-item>
      </text:list>
      <text:p text:style-name="P2"/>
      <text:list xml:id="list132621921903700" text:continue-numbering="true" text:style-name="WWNum1">
        <text:list-item>
          <text:p text:style-name="P38">Gerenciamento de RH</text:p>
          <text:list>
            <text:list-item>
              <text:p text:style-name="P39">Manter funcionário (CSU<text:span text:style-name="T24">4</text:span><text:span text:style-name="T11">1</text:span>)</text:p>
            </text:list-item>
            <text:list-item>
              <text:p text:style-name="P39">Calcular benefícios (CSU<text:span text:style-name="T24">4</text:span><text:span text:style-name="T11">2</text:span>)</text:p>
            </text:list-item>
            <text:list-item>
              <text:p text:style-name="P39">Gerar relatório salarial (CSU<text:span text:style-name="T24">4</text:span><text:span text:style-name="T11">3</text:span>)</text:p>
            </text:list-item>
          </text:list>
        </text:list-item>
      </text:list>
      <text:p text:style-name="P6"/>
      <text:list xml:id="list132622573042428" text:continue-numbering="true" text:style-name="WWNum1">
        <text:list-item>
          <text:p text:style-name="P38">Gerenciamento operacional </text:p>
          <text:list>
            <text:list-item>
              <text:p text:style-name="P39">Manter convênio com companhia aérea (CSU<text:span text:style-name="T24">4</text:span><text:span text:style-name="T11">4</text:span>)</text:p>
            </text:list-item>
            <text:list-item>
              <text:p text:style-name="P39">Manter convênio com empresa de cruzeiro (CSU<text:span text:style-name="T24">4</text:span><text:span text:style-name="T11">5</text:span>)</text:p>
            </text:list-item>
            <text:list-item>
              <text:p text:style-name="P39">Manter convênio com empresa de transporte ferroviário (CSU<text:span text:style-name="T24">4</text:span><text:span text:style-name="T11">6</text:span>)</text:p>
            </text:list-item>
            <text:list-item>
              <text:p text:style-name="P39"><text:soft-page-break/>Manter convênio com empresa de ônibus (CSU<text:span text:style-name="T24">4</text:span><text:span text:style-name="T11">7</text:span>)</text:p>
            </text:list-item>
            <text:list-item>
              <text:p text:style-name="P39">Manter convênio com empresa de traslado (CSU<text:span text:style-name="T24">4</text:span><text:span text:style-name="T11">8</text:span>)</text:p>
            </text:list-item>
            <text:list-item>
              <text:p text:style-name="P39">Manter convênio com hotel (CSU<text:span text:style-name="T24">4</text:span><text:span text:style-name="T11">9</text:span>)</text:p>
            </text:list-item>
            <text:list-item>
              <text:p text:style-name="P39">Manter destino de viagem (CSU<text:span text:style-name="T24">5</text:span><text:span text:style-name="T11">0</text:span>)</text:p>
            </text:list-item>
          </text:list>
        </text:list-item>
      </text:list>
      <text:p text:style-name="P2"/>
      <text:p text:style-name="P2"/>
      <text:p text:style-name="P80"/>
      <text:p text:style-name="P27">Comprar pacote (CSU00)</text:p>
      <text:p text:style-name="P10"/>
      <text:p text:style-name="P2"><draw:custom-shape text:anchor-type="paragraph" draw:z-index="0" draw:name="Shape 1" draw:style-name="gr8" draw:text-style-name="P82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22"><text:span text:style-name="T3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22"><text:span text:style-name="T3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22"><text:span text:style-name="T3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0">Fluxo Principal</text:p>
      <text:list xml:id="list3746929769" text:style-name="WWNum2">
        <text:list-item>
          <text:p text:style-name="P42">O vendedor solicita a compra de uma viagem.</text:p>
        </text:list-item>
        <text:list-item>
          <text:p text:style-name="P42">O sistema requisita a identificação do cliente.</text:p>
        </text:list-item>
        <text:list-item>
          <text:p text:style-name="P42">O sistema procura o cliente.</text:p>
        </text:list-item>
        <text:list-item>
          <text:p text:style-name="P42">O sistema requisita o local de origem.</text:p>
        </text:list-item>
        <text:list-item>
          <text:p text:style-name="P42">O vendedor insere o local de origem.</text:p>
        </text:list-item>
        <text:list-item>
          <text:p text:style-name="P42">O sistema requisita os locais de destino.</text:p>
        </text:list-item>
        <text:list-item>
          <text:p text:style-name="P42">O vendedor insere os locais de destino.</text:p>
        </text:list-item>
        <text:list-item>
          <text:p text:style-name="P42">O sistema fornece planos de itinerário de viagem passando pelos destinos de interesse.</text:p>
        </text:list-item>
        <text:list-item>
          <text:p text:style-name="P42">O vendedor seleciona um itinerário.</text:p>
        </text:list-item>
        <text:list-item>
          <text:p text:style-name="P42">O sistema fornece pacotes de viagem .</text:p>
        </text:list-item>
        <text:list-item>
          <text:p text:style-name="P42">O vendedor escolhe um pacote.</text:p>
        </text:list-item>
        <text:list-item>
          <text:p text:style-name="P42">O sistema informa o valor do pacote.</text:p>
        </text:list-item>
        <text:list-item>
          <text:p text:style-name="P42">O vendedor confirma a compra.</text:p>
        </text:list-item>
        <text:list-item>
          <text:p text:style-name="P42">CSU26</text:p>
        </text:list-item>
        <text:list-item>
          <text:p text:style-name="P42">CSU27</text:p>
        </text:list-item>
      </text:list>
      <text:p text:style-name="P1"/>
      <text:p text:style-name="Standard"><text:span text:style-name="T3">Fluxo de exceção (8): </text:span><text:span text:style-name="T1">Violação de </text:span><text:span text:style-name="T5">RN16</text:span></text:p>
      <text:list xml:id="list2073979218" text:style-name="WWNum5">
        <text:list-item>
          <text:p text:style-name="P43">Vendedor selecionou destinos não contemplados pela agência.</text:p>
        </text:list-item>
      </text:list>
      <text:list xml:id="list3880287836" text:style-name="WWNum9">
        <text:list-item>
          <text:p text:style-name="P44">Sistema informa os destinos inválidos e o caso de uso retorna ao passo 7.</text:p>
        </text:list-item>
      </text:list>
      <text:p text:style-name="P2"/>
      <text:p text:style-name="P22"><text:span text:style-name="T3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22"><text:span text:style-name="T3">Regras de Negócio</text:span><text:span text:style-name="T1">: </text:span><text:span text:style-name="T5">RN04</text:span><text:span text:style-name="T1">, </text:span><text:span text:style-name="T5">RN16</text:span><text:span text:style-name="T1">.</text:span></text:p>
      <text:p text:style-name="P2"/>
      <text:p text:style-name="P2"/>
      <text:p text:style-name="P2"/>
      <text:p text:style-name="P2"/>
      <text:p text:style-name="P27"/>
      <text:p text:style-name="P27"/>
      <text:p text:style-name="P27"><text:soft-page-break/></text:p>
      <text:p text:style-name="P27"/>
      <text:p text:style-name="P27"/>
      <text:p text:style-name="P27">Gerar relatório de vendas (CSU<text:span text:style-name="T12">2</text:span><text:span text:style-name="T25">8</text:span>)</text:p>
      <text:p text:style-name="P10"/>
      <text:p text:style-name="P10"><draw:custom-shape text:anchor-type="paragraph" draw:z-index="1" draw:name="Shape 2" draw:style-name="gr7" draw:text-style-name="P82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22"><text:span text:style-name="T3">Sumário</text:span><text:span text:style-name="T1">: O vendedor realiza a compra do pacote solicitado pelo cliente.</text:span></text:p>
      <text:p text:style-name="P2"/>
      <text:p text:style-name="P22"><text:span text:style-name="T3">Ator Primário</text:span><text:span text:style-name="T1">: Gerente de Vendas </text:span></text:p>
      <text:p text:style-name="P2"><text:s/></text:p>
      <text:p text:style-name="P22"><text:span text:style-name="T3">Precondições</text:span><text:span text:style-name="T1">: O gerente de vendas está identificado pelo sistema.</text:span></text:p>
      <text:p text:style-name="P2"/>
      <text:p text:style-name="P10">Fluxo Principal</text:p>
      <text:list xml:id="list2272830653" text:style-name="WWNum3">
        <text:list-item>
          <text:p text:style-name="P45">O gerente de vendas solicita o relatório de vendas.</text:p>
        </text:list-item>
        <text:list-item>
          <text:p text:style-name="P45">O sistema requisita a agência de turismo desejada.</text:p>
        </text:list-item>
        <text:list-item>
          <text:p text:style-name="P45">O vendedor informa a agência desejada.</text:p>
        </text:list-item>
        <text:list-item>
          <text:p text:style-name="P45">O sistema requisita o período de referência.</text:p>
        </text:list-item>
        <text:list-item>
          <text:p text:style-name="P45">O vendedor informa o período de referência.</text:p>
        </text:list-item>
        <text:list-item>
          <text:p text:style-name="P45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1"/>
      <text:p text:style-name="P2"><text:span text:style-name="T8">Regras de Negócio:</text:span> N/A</text:p>
      <text:p text:style-name="P2"/>
      <text:p text:style-name="P4"/>
      <text:p text:style-name="P2"/>
      <text:p text:style-name="P29"/>
      <text:p text:style-name="P30">Consultar contratos (CSU<text:span text:style-name="T27">3</text:span><text:span text:style-name="T12">5</text:span>)</text:p>
      <text:p text:style-name="P8"><draw:custom-shape text:anchor-type="paragraph" draw:z-index="2" draw:name="Shape 3" draw:style-name="gr6" draw:text-style-name="P82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31"><text:span text:style-name="T3">Sumário</text:span><text:span text:style-name="T1">: O departamento financeiro realiza a consulta dos contratos da empresa.</text:span></text:p>
      <text:p text:style-name="P8"/>
      <text:p text:style-name="P31"><text:span text:style-name="T3">Ator Primário</text:span><text:span text:style-name="T1">: Departamento financeiro</text:span></text:p>
      <text:p text:style-name="P13"/>
      <text:p text:style-name="P13">Fluxo Principal</text:p>
      <text:list xml:id="list132621060313863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3">O departamento financeiro solicita a consulta de contratos.</text:p>
                                </text:list-item>
                                <text:list-item>
                                  <text:p text:style-name="P53">O sistema fornece uma lista com as agências de turismo.</text:p>
                                </text:list-item>
                                <text:list-item>
                                  <text:p text:style-name="P53">O departamento financeiro informa a agência desejada.</text:p>
                                </text:list-item>
                                <text:list-item>
                                  <text:p text:style-name="P53">O sistema apresenta uma lista de contratos.</text:p>
                                </text:list-item>
                                <text:list-item>
                                  <text:p text:style-name="P53">O departamento financeiro seleciona um contrato.</text:p>
                                </text:list-item>
                                <text:list-item>
                                  <text:p text:style-name="P53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9"><text:span text:style-name="T8">Regras de Negócio:</text:span> N/A</text:p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Gerar fatura (CSU<text:span text:style-name="T27">38</text:span>)</text:p>
      <text:p text:style-name="P27"/>
      <text:p text:style-name="P10"><draw:custom-shape text:anchor-type="paragraph" draw:z-index="3" draw:name="Shape 4" draw:style-name="gr5" draw:text-style-name="P82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22"><text:span text:style-name="T3">Sumário</text:span><text:span text:style-name="T1">: O sistema gera a fatura do cliente.</text:span></text:p>
      <text:p text:style-name="P2"/>
      <text:p text:style-name="P22"><text:span text:style-name="T3">Ator Primário</text:span><text:span text:style-name="T1">: Vendedor</text:span></text:p>
      <text:p text:style-name="P22"/>
      <text:p text:style-name="P79"><text:span text:style-name="T3">Ator </text:span><text:span text:style-name="T4">Secundário</text:span><text:span text:style-name="T1">: </text:span><text:span text:style-name="T2">Departamento Financeiro</text:span></text:p>
      <text:p text:style-name="P2"><text:s/></text:p>
      <text:p text:style-name="P22"><text:span text:style-name="T3">Precondições</text:span><text:span text:style-name="T1">: O vendedor está identificado pelo sistema.<text:tab/></text:span></text:p>
      <text:p text:style-name="P2"/>
      <text:p text:style-name="P8"><text:span text:style-name="T7">Fluxo Principal</text:span></text:p>
      <text:list xml:id="list2419151824" text:style-name="L14">
        <text:list-item>
          <text:p text:style-name="P47"><text:span text:style-name="T14">O vendedor solicita a geração da fatura.</text:span></text:p>
        </text:list-item>
        <text:list-item>
          <text:p text:style-name="P47">O sistema requisita a identificação do cliente.</text:p>
        </text:list-item>
        <text:list-item>
          <text:p text:style-name="P47">O vendedor informa a identificação do cliente.</text:p>
        </text:list-item>
        <text:list-item>
          <text:p text:style-name="P47">O sistema apresenta as compras de pacote registradas no nome do cliente informado.</text:p>
        </text:list-item>
        <text:list-item>
          <text:p text:style-name="P47">O vendedor seleciona o pacote desejado.</text:p>
        </text:list-item>
        <text:list-item>
          <text:p text:style-name="P47">O sistema requisita a confirmação.</text:p>
        </text:list-item>
        <text:list-item>
          <text:p text:style-name="P47">O vendedor confirma a geração da fatura.</text:p>
        </text:list-item>
        <text:list-item>
          <text:p text:style-name="P47">O sistema gera a fatura da compra e o caso de uso termina.</text:p>
        </text:list-item>
      </text:list>
      <text:p text:style-name="P4"/>
      <text:p text:style-name="P23"><text:span text:style-name="T3">Fluxo Alternativo (7): </text:span><text:span text:style-name="T6">Vendedor não confirma geração da fatura</text:span></text:p>
      <text:list xml:id="list1725546894" text:style-name="L1">
        <text:list-item>
          <text:p text:style-name="P56">Caso de uso retorna ao passo 4.</text:p>
        </text:list-item>
        <text:list-item>
          <text:p text:style-name="P56">Se o vendedor selecionar algum pacote, o caso de uso continua a partir do passo 6.</text:p>
        </text:list-item>
        <text:list-item>
          <text:p text:style-name="P56">Se o vendedor não selecionar um pacote, o caso de uso encerra.</text:p>
        </text:list-item>
      </text:list>
      <text:p text:style-name="P2"><text:tab/></text:p>
      <text:p text:style-name="P23"><text:span text:style-name="T3">Fluxo de Exceção (4): </text:span><text:span text:style-name="T6">Cliente não encontrado</text:span></text:p>
      <text:list xml:id="list539981991" text:style-name="L2">
        <text:list-item>
          <text:p text:style-name="P57">O vendedor não fornece dados do cliente ou fornece dados que não pertencem a algum cliente cadastrado.</text:p>
        </text:list-item>
        <text:list-item>
          <text:p text:style-name="P57">O sistema reporta o fato e solicita novos valores.</text:p>
        </text:list-item>
        <text:list-item>
          <text:p text:style-name="P57">O vendedor corrige os valores e o caso de uso prossegue a partir do passo 4.</text:p>
        </text:list-item>
      </text:list>
      <text:p text:style-name="P58"/>
      <text:p text:style-name="P59"><text:span text:style-name="T7">Pós-condições</text:span>: <text:span text:style-name="T15">O departamento financeiro é notificado da geração da fatura</text:span>.</text:p>
      <text:p text:style-name="P5"/>
      <text:p text:style-name="P77">Regras de Negócio: N/A</text:p>
      <text:p text:style-name="P10"/>
      <text:p text:style-name="P10"/>
      <text:p text:style-name="P10"/>
      <text:p text:style-name="P10"/>
      <text:p text:style-name="P10"/>
      <text:p text:style-name="P27"/>
      <text:p text:style-name="P27"/>
      <text:p text:style-name="P27"/>
      <text:p text:style-name="P27"><text:soft-page-break/></text:p>
      <text:p text:style-name="P27">Manter funcionário (CSU<text:span text:style-name="T27">4</text:span><text:span text:style-name="T12">1</text:span>)</text:p>
      <text:p text:style-name="P7"><draw:custom-shape text:anchor-type="paragraph" draw:z-index="4" draw:name="Shape 5" draw:style-name="gr4" draw:text-style-name="P83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22"><text:span text:style-name="T3">Sumário</text:span><text:span text:style-name="T1">: O DRH realiza o cadastro (inclusão, remoção, alteração e consulta) dos dados sobre funcionários.</text:span></text:p>
      <text:p text:style-name="P2"/>
      <text:p text:style-name="P22"><text:span text:style-name="T3">Ator Primário</text:span><text:span text:style-name="T1">: DRH </text:span></text:p>
      <text:p text:style-name="P2"/>
      <text:p text:style-name="P10">Fluxo Principal</text:p>
      <text:list xml:id="list1106232543" text:style-name="L3">
        <text:list-item>
          <text:p text:style-name="P64">DRH requisita a manutenção de funcionários.</text:p>
        </text:list-item>
        <text:list-item>
          <text:p text:style-name="P64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64">O DRH indica a opção a realizar ou opta por finalizar o caso de uso.</text:p>
        </text:list-item>
        <text:list-item>
          <text:p text:style-name="P65">O DRH seleciona o operação desejada: Inclusão, Exclusão, Alteração ou Consulta.</text:p>
        </text:list-item>
        <text:list-item>
          <text:p text:style-name="P65">Se o DRH deseja continuar com a manutenção, o caso de uso retorna ao passo 2; caso contrário, o caso de uso termina.</text:p>
        </text:list-item>
      </text:list>
      <text:p text:style-name="P17"/>
      <text:p text:style-name="P22"><text:span text:style-name="T3">Fluxo alternativo (4): </text:span><text:span text:style-name="T6">Inclusão</text:span></text:p>
      <text:list xml:id="list2954257919" text:style-name="L4">
        <text:list-item>
          <text:p text:style-name="P60">DRH requisita a inclusão de um funcionário.</text:p>
        </text:list-item>
        <text:list-item>
          <text:p text:style-name="P60">O sistema apresenta um formulário em branco para que os dados do funcionário (nome, data de nascimento, documento de identificação, cargo, salario, setor) sejam incluídos.</text:p>
        </text:list-item>
        <text:list-item>
          <text:p text:style-name="P60">O sistema verifica a validade dos dados, Se os dados forem válidos, inclui o novo funcionário; caso contrário, o sistema reporta o fato, solicita novos dados e repete a verificação.</text:p>
        </text:list-item>
      </text:list>
      <text:list xml:id="list132622695698535" text:continue-list="list132621060313863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3">Fluxo alternativo (4): </text:span><text:span text:style-name="T6">Remoção</text:span></text:p>
      <text:list xml:id="list1580402892" text:style-name="L5">
        <text:list-item>
          <text:p text:style-name="P61">DRH seleciona um funcionário e requisita que o sistema a remova.</text:p>
        </text:list-item>
        <text:list-item>
          <text:p text:style-name="P61">O sistema realiza a remoção do funcionário.</text:p>
        </text:list-item>
      </text:list>
      <text:p text:style-name="P15"/>
      <text:p text:style-name="P22"><text:span text:style-name="T3">Fluxo alternativo (4): </text:span><text:span text:style-name="T6">Alteração</text:span></text:p>
      <text:list xml:id="list1057807394" text:style-name="L6">
        <text:list-item>
          <text:p text:style-name="P62">O DRH altera um ou mais dados de um funcionário e requisita sua atualização.</text:p>
        </text:list-item>
        <text:list-item>
          <text:p text:style-name="P62">O sistema verifica a validade dos dados e, se eles forem válidos, altera os dados na lista de funcionários da agência de turismo.</text:p>
        </text:list-item>
      </text:list>
      <text:list xml:id="list770030897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3">Fluxo alternativo (4): </text:span><text:span text:style-name="T6">Consulta</text:span></text:p>
      <text:list xml:id="list2245680604" text:style-name="L7">
        <text:list-item>
          <text:p text:style-name="P63">O DRH solicita a realização de uma consulta sobre a lista de funcionários da agência de turismo.</text:p>
        </text:list-item>
        <text:list-item>
          <text:p text:style-name="P63">O sistema apresenta uma lista com os departamentos.</text:p>
        </text:list-item>
        <text:list-item>
          <text:p text:style-name="P63">O DRH seleciona um departamento.</text:p>
        </text:list-item>
        <text:list-item>
          <text:p text:style-name="P63">O sistema apresenta uma lista com os funcionários do departamento escolhido.</text:p>
        </text:list-item>
        <text:list-item>
          <text:p text:style-name="P63">O DRH seleciona um funcionário.</text:p>
        </text:list-item>
        <text:list-item>
          <text:p text:style-name="P63">O sistema apresenta os dados do funcionário.</text:p>
        </text:list-item>
      </text:list>
      <text:list xml:id="list132622734761338" text:continue-list="list770030897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T3">Pós-condições</text:span><text:span text:style-name="T6">: um funcionário foi inserido ou removido, ou seus dados foram alterados.</text:span></text:p>
      <text:p text:style-name="P27"><text:soft-page-break/>Manter destino de viagem (CSU<text:span text:style-name="T27">5</text:span><text:span text:style-name="T12">0</text:span>)</text:p>
      <text:p text:style-name="P2"><draw:custom-shape text:anchor-type="paragraph" draw:z-index="5" draw:name="Shape 6" draw:style-name="gr3" draw:text-style-name="P82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22"><text:span text:style-name="T3">Sumário</text:span><text:span text:style-name="T1">: A Diretoria Operacional realiza o cadastro (inclusão, remoção, alteração e consulta) dos dados sobre destinos de viagens.</text:span></text:p>
      <text:p text:style-name="P2"/>
      <text:p text:style-name="P22"><text:span text:style-name="T3">Ator Primário</text:span><text:span text:style-name="T1">: Diretoria Operacional </text:span></text:p>
      <text:p text:style-name="P10"/>
      <text:p text:style-name="P10">Fluxo Principal</text:p>
      <text:list xml:id="list132621058088934" text:continue-list="list132622695698535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4"><text:span text:style-name="T10">1. </text:span>Diretoria Operacional requisita a manutenção de destinos de viagens.</text:p>
                                  <text:p text:style-name="P54"><text:span text:style-name="T10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54"><text:span text:style-name="T10">3. </text:span>A Diretoria Operacional indica a opção a realizar ou opta por finalizar o caso de uso.</text:p>
                                  <text:p text:style-name="P54"><text:span text:style-name="T10">4. </text:span>A Diretoria Operacional seleciona o operação desejada: Inclusão, Exclusão, Alteração ou Consulta.</text:p>
                                  <text:p text:style-name="P54"><text:span text:style-name="T10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22"><text:span text:style-name="T3">Fluxo alternativo (4): </text:span><text:span text:style-name="T6">Inclusão</text:span></text:p>
      <text:list xml:id="list2268801611" text:style-name="L8">
        <text:list-item>
          <text:p text:style-name="P70">Diretoria Operacional requisita a inclusão de um destino de viagem.</text:p>
        </text:list-item>
        <text:list-item>
          <text:p text:style-name="P70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73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14"/>
      <text:p text:style-name="P22"><text:span text:style-name="T3">Fluxo alternativo (4): </text:span><text:span text:style-name="T6">Remoção</text:span></text:p>
      <text:list xml:id="list3041134681" text:style-name="L9">
        <text:list-item>
          <text:p text:style-name="P71">Diretoria Operacional seleciona um destino de viagem e requisita que o sistema a remova.</text:p>
        </text:list-item>
        <text:list-item>
          <text:p text:style-name="P71">O sistema realiza a remoção do destino de viagem.</text:p>
        </text:list-item>
      </text:list>
      <text:p text:style-name="P3"/>
      <text:p text:style-name="P22"><text:span text:style-name="T3">Fluxo alternativo (4): </text:span><text:span text:style-name="T6">Alteração</text:span></text:p>
      <text:list xml:id="list3043880579" text:style-name="L10">
        <text:list-item>
          <text:p text:style-name="P72">A Diretoria Operacional altera um ou mais dados de um destino de viagem e requisita sua atualização.</text:p>
        </text:list-item>
        <text:list-item>
          <text:p text:style-name="P72">O sistema verifica a validade dos dados e, se eles forem válidos, altera os dados na lista de destino de viagem da agência de turismo.</text:p>
        </text:list-item>
      </text:list>
      <text:list xml:id="list132622923136878" text:continue-list="list132622734761338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3">Fluxo alternativo (4): </text:span><text:span text:style-name="T6">Consulta</text:span></text:p>
      <text:list xml:id="list4057553608" text:style-name="L11">
        <text:list-item>
          <text:p text:style-name="P74">A Diretoria Operacional solicita a realização de uma consulta sobre a lista de destinos de viagem.</text:p>
        </text:list-item>
        <text:list-item>
          <text:p text:style-name="P74">O sistema apresenta uma lista com os destinos de viagem.</text:p>
        </text:list-item>
        <text:list-item>
          <text:p text:style-name="P74">A Diretoria Operacional seleciona um destino. </text:p>
        </text:list-item>
        <text:list-item>
          <text:p text:style-name="P74">O sistema apresenta os dados do funcionário.</text:p>
        </text:list-item>
      </text:list>
      <text:list xml:id="list132621346089118" text:continue-list="list132622923136878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3">Pós-condições</text:span><text:span text:style-name="T6">: um destino de viagem foi inserido ou removido, ou seus dados foram alterados.</text:span></text:p>
      <text:p text:style-name="P28"><text:soft-page-break/></text:p>
      <text:p text:style-name="P28">Comprar passagem aérea (CSU<text:span text:style-name="T12">13</text:span>)</text:p>
      <text:p text:style-name="P2"><draw:custom-shape text:anchor-type="paragraph" draw:z-index="6" draw:name="Shape 7" draw:style-name="gr2" draw:text-style-name="P82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22"><text:span text:style-name="T3">Sumário</text:span><text:span text:style-name="T1">: O vendedor realiza a compra de uma passagem aérea.</text:span></text:p>
      <text:p text:style-name="P2"/>
      <text:p text:style-name="P22"><text:span text:style-name="T3">Ator Primário</text:span><text:span text:style-name="T1">: Vendedor</text:span></text:p>
      <text:p text:style-name="P2"/>
      <text:p text:style-name="P22"><text:span text:style-name="T3">Ator Secundário</text:span><text:span text:style-name="T1">: Sistema de companhia aérea</text:span></text:p>
      <text:p text:style-name="P10"/>
      <text:p text:style-name="P10">Fluxo Principal</text:p>
      <text:list xml:id="list123467360" text:style-name="L12">
        <text:list-item>
          <text:p text:style-name="P75">O vendedor solicita a compra de uma passagem aérea.</text:p>
        </text:list-item>
        <text:list-item>
          <text:p text:style-name="P75">O sistema requisita a identificação do cliente.</text:p>
        </text:list-item>
        <text:list-item>
          <text:p text:style-name="P75">O vendedor informa a identificação do cliente.</text:p>
        </text:list-item>
        <text:list-item>
          <text:p text:style-name="P75">O sistema requisita um destino de viagem.</text:p>
        </text:list-item>
        <text:list-item>
          <text:p text:style-name="P75">O vendedor informa o destino de viagem.</text:p>
        </text:list-item>
        <text:list-item>
          <text:p text:style-name="P75">O sistema requisita datas de ida e de volta.</text:p>
        </text:list-item>
        <text:list-item>
          <text:p text:style-name="P75">O vendedor informa datas de ida e de volta.</text:p>
        </text:list-item>
        <text:list-item>
          <text:p text:style-name="P75">O sistema apresenta opções de passagem aérea de companhias conveniadas para o período desejado, informando os dados da passagem (preço, assento, companhia aérea).</text:p>
        </text:list-item>
        <text:list-item>
          <text:p text:style-name="P75">O vendedor seleciona uma passagem aérea.</text:p>
        </text:list-item>
        <text:list-item>
          <text:p text:style-name="P75">O sistema requisita ao sistema da companhia aérea a reserva da passagem.</text:p>
        </text:list-item>
        <text:list-item>
          <text:p text:style-name="P75">O sistema informa ao sistema da companhia aérea os dados do cliente.</text:p>
        </text:list-item>
        <text:list-item>
          <text:p text:style-name="P75">O sistema requisita a confirmação do vendedor.</text:p>
        </text:list-item>
        <text:list-item>
          <text:p text:style-name="P75">O vendedor confirma a compra.</text:p>
        </text:list-item>
        <text:list-item>
          <text:p text:style-name="P75">O sistema confirma a reserva no sistema da companhia aérea e o caso de uso termina. <text:s/></text:p>
        </text:list-item>
      </text:list>
      <text:p text:style-name="P17"/>
      <text:p text:style-name="P23"><text:span text:style-name="T3">Fluxo de Exceção (4): </text:span><text:span text:style-name="T6">Cliente não encontrado</text:span></text:p>
      <text:list xml:id="list2482619807" text:style-name="L13">
        <text:list-item>
          <text:p text:style-name="P69">O vendedor não fornece dados do cliente ou fornece dados que não pertencem a algum cliente cadastrado.</text:p>
        </text:list-item>
        <text:list-item>
          <text:p text:style-name="P69">O sistema reporta o fato e solicita novos valores.</text:p>
        </text:list-item>
        <text:list-item>
          <text:p text:style-name="P69">O vendedor corrige os valores e o caso de uso prossegue a partir do passo 4.</text:p>
        </text:list-item>
      </text:list>
      <text:p text:style-name="P21"/>
      <text:p text:style-name="P22"><text:span text:style-name="T3">Fluxo de exceção (6): </text:span><text:span text:style-name="T6">Destino inválido</text:span></text:p>
      <text:list xml:id="list132621789823456" text:continue-list="list132621058088934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7">Vendedor informa destino de viagem que não é contemplado pela agência de turismo.</text:p>
                                    </text:list-item>
                                    <text:list-item>
                                      <text:p text:style-name="P67">O sistema reporta o fato e solicita um novo destino.</text:p>
                                    </text:list-item>
                                    <text:list-item>
                                      <text:p text:style-name="P67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23"><text:span text:style-name="T3">Pós-condições</text:span><text:span text:style-name="T6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27"><text:soft-page-break/></text:p>
      <text:p text:style-name="P27"/>
      <text:p text:style-name="P27">Fazer reserva de hotel (CSU<text:span text:style-name="T13">0</text:span><text:span text:style-name="T26">9</text:span>)</text:p>
      <text:p text:style-name="P2"><draw:custom-shape text:anchor-type="paragraph" draw:z-index="7" draw:name="Shape 8" draw:style-name="gr1" draw:text-style-name="P82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22"><text:span text:style-name="T3">Sumário</text:span><text:span text:style-name="T1">: O vendedor realiza uma reserva de hotel.</text:span></text:p>
      <text:p text:style-name="P2"/>
      <text:p text:style-name="P22"><text:span text:style-name="T3">Ator Primário</text:span><text:span text:style-name="T1">: Vendedor</text:span></text:p>
      <text:p text:style-name="P2"/>
      <text:p text:style-name="P22"><text:span text:style-name="T3">Ator Secundário</text:span><text:span text:style-name="T1">: Sistema de hotel</text:span></text:p>
      <text:p text:style-name="P10"/>
      <text:p text:style-name="P10">Fluxo Principal</text:p>
      <text:list xml:id="list132622920147295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5">O vendedor solicita a realização de uma reserva de hotel.</text:p>
                                </text:list-item>
                                <text:list-item>
                                  <text:p text:style-name="P55">O sistema requisita a identificação do cliente.</text:p>
                                </text:list-item>
                                <text:list-item>
                                  <text:p text:style-name="P55">O vendedor informa a identificação do cliente.</text:p>
                                </text:list-item>
                                <text:list-item>
                                  <text:p text:style-name="P55">O sistema requisita um destino de viagem.</text:p>
                                </text:list-item>
                                <text:list-item>
                                  <text:p text:style-name="P55">O vendedor informa o destino de viagem.</text:p>
                                </text:list-item>
                                <text:list-item>
                                  <text:p text:style-name="P55">O sistema requisita datas de ida e de volta.</text:p>
                                </text:list-item>
                                <text:list-item>
                                  <text:p text:style-name="P55">O vendedor informa datas de ida e de volta.</text:p>
                                </text:list-item>
                                <text:list-item>
                                  <text:p text:style-name="P55">O sistema requisita a quantidade de hóspedes.</text:p>
                                </text:list-item>
                                <text:list-item>
                                  <text:p text:style-name="P55">O vendedor informa a quantidade de hóspedes.</text:p>
                                </text:list-item>
                                <text:list-item>
                                  <text:p text:style-name="P55">O sistema apresenta hotéis com vagas.</text:p>
                                </text:list-item>
                                <text:list-item>
                                  <text:p text:style-name="P55">O vendedor seleciona um hotel.</text:p>
                                </text:list-item>
                                <text:list-item>
                                  <text:p text:style-name="P55">O sistema apresenta as opções de hospedagem.</text:p>
                                </text:list-item>
                                <text:list-item>
                                  <text:p text:style-name="P55">O vendedor seleciona a opção desejada.</text:p>
                                </text:list-item>
                                <text:list-item>
                                  <text:p text:style-name="P55">O sistema requisita ao sistema de hotel uma reserva.</text:p>
                                </text:list-item>
                                <text:list-item>
                                  <text:p text:style-name="P55">O sistema informa os dados do cliente ao sistema de hotel.</text:p>
                                </text:list-item>
                                <text:list-item>
                                  <text:p text:style-name="P55">O sistema realiza a reserva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3"><text:span text:style-name="T3">Pós-condições</text:span><text:span text:style-name="T6">: uma reserva de hotel foi registrada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0"/>
      <text:p text:style-name="P2"/>
      <text:p text:style-name="P2"/>
      <text:p text:style-name="P2"/>
      <text:p text:style-name="P2"/>
      <text:p text:style-name="P2"><text:s/>Modelo de casos de uso: </text:p>
      <text:p text:style-name="P2">(i) regras de negócio ✓</text:p>
      <text:p text:style-name="P2">(ii) documentação do MCU ✓</text:p>
      <text:p text:style-name="P2">(iii) DCU</text:p>
      <text:p text:style-name="P9">(iv) descrição textual de, no mínimo, 8 CSUs no formato numerado ✓</text:p>
      <text:p text:style-name="P2"/>
      <text:p text:style-name="P2"/>
      <text:p text:style-name="P2"/>
      <text:p text:style-name="P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1T13:26:19.984558616</dc:date>
    <meta:editing-duration>PT5H23M40S</meta:editing-duration>
    <meta:editing-cycles>55</meta:editing-cycles>
    <meta:document-statistic meta:table-count="0" meta:image-count="0" meta:object-count="0" meta:page-count="15" meta:paragraph-count="330" meta:word-count="3746" meta:character-count="22638" meta:non-whitespace-character-count="19339"/>
  </office:meta>
</office:document-meta>
</file>